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loext:padding="0.049cm" loext:border="0.06pt solid #d9d9e3"/>
    </style:style>
    <style:style style:name="P5" style:family="paragraph" style:parent-style-name="Heading_20_3">
      <style:paragraph-properties fo:break-before="page" fo:padding="0.049cm" fo:border="0.06pt solid #d9d9e3"/>
      <style:text-properties loext:padding="0.049cm" loext:border="0.06pt solid #d9d9e3"/>
    </style:style>
    <style:style style:name="P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officeooo:rsid="001a0af2" officeooo:paragraph-rsid="001a0af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0af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a0af2" officeooo:paragraph-rsid="001a0af2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style:paragraph-properties fo:padding="0.049cm" fo:border="0.06pt solid #d9d9e3"/>
    </style:style>
    <style:style style:name="P13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14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15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6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7" style:family="paragraph" style:parent-style-name="Text_20_body">
      <style:paragraph-properties fo:margin-top="0cm" fo:margin-bottom="0cm" style:contextual-spacing="false" fo:break-before="page"/>
      <style:text-properties loext:padding="0.049cm" loext:border="0.06pt solid #d9d9e3"/>
    </style:style>
    <style:style style:name="P18" style:family="paragraph" style:parent-style-name="Text_20_body" style:list-style-name="L2">
      <style:paragraph-properties fo:padding="0.049cm" fo:border="0.06pt solid #d9d9e3"/>
    </style:style>
    <style:style style:name="P19" style:family="paragraph" style:parent-style-name="Text_20_body" style:list-style-name="L3">
      <style:paragraph-properties fo:padding="0.049cm" fo:border="0.06pt solid #d9d9e3"/>
    </style:style>
    <style:style style:name="P20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21" style:family="paragraph" style:parent-style-name="Text_20_body" style:list-style-name="L4">
      <style:paragraph-properties fo:padding="0.049cm" fo:border="0.06pt solid #d9d9e3"/>
    </style:style>
    <style:style style:name="P22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23" style:family="paragraph" style:parent-style-name="Text_20_body" style:list-style-name="L5">
      <style:paragraph-properties fo:padding="0.049cm" fo:border="0.06pt solid #d9d9e3"/>
    </style:style>
    <style:style style:name="P24" style:family="paragraph" style:parent-style-name="Text_20_body" style:list-style-name="L6">
      <style:paragraph-properties fo:padding="0.049cm" fo:border="0.06pt solid #d9d9e3"/>
    </style:style>
    <style:style style:name="P25" style:family="paragraph" style:parent-style-name="Text_20_body" style:list-style-name="L7">
      <style:paragraph-properties fo:padding="0.049cm" fo:border="0.06pt solid #d9d9e3"/>
    </style:style>
    <style:style style:name="P26" style:family="paragraph" style:parent-style-name="Text_20_body" style:list-style-name="L8">
      <style:paragraph-properties fo:padding="0.049cm" fo:border="0.06pt solid #d9d9e3"/>
    </style:style>
    <style:style style:name="P27" style:family="paragraph" style:parent-style-name="Text_20_body" style:list-style-name="L9">
      <style:paragraph-properties fo:padding="0.049cm" fo:border="0.06pt solid #d9d9e3"/>
    </style:style>
    <style:style style:name="P28" style:family="paragraph" style:parent-style-name="Text_20_body" style:list-style-name="L10">
      <style:paragraph-properties fo:padding="0.049cm" fo:border="0.06pt solid #d9d9e3"/>
    </style:style>
    <style:style style:name="P29" style:family="paragraph" style:parent-style-name="Text_20_body" style:list-style-name="L11">
      <style:paragraph-properties fo:padding="0.049cm" fo:border="0.06pt solid #d9d9e3"/>
    </style:style>
    <style:style style:name="P30" style:family="paragraph" style:parent-style-name="Text_20_body" style:list-style-name="L12">
      <style:paragraph-properties fo:padding="0.049cm" fo:border="0.06pt solid #d9d9e3"/>
    </style:style>
    <style:style style:name="P31" style:family="paragraph" style:parent-style-name="Text_20_body" style:list-style-name="L13">
      <style:paragraph-properties fo:padding="0.049cm" fo:border="0.06pt solid #d9d9e3"/>
    </style:style>
    <style:style style:name="P32" style:family="paragraph" style:parent-style-name="Text_20_body" style:list-style-name="L14">
      <style:paragraph-properties fo:padding="0.049cm" fo:border="0.06pt solid #d9d9e3"/>
    </style:style>
    <style:style style:name="P33" style:family="paragraph" style:parent-style-name="Text_20_body" style:list-style-name="L15">
      <style:paragraph-properties fo:padding="0.049cm" fo:border="0.06pt solid #d9d9e3"/>
    </style:style>
    <style:style style:name="P34" style:family="paragraph" style:parent-style-name="Text_20_body" style:list-style-name="L16">
      <style:paragraph-properties fo:padding="0.049cm" fo:border="0.06pt solid #d9d9e3"/>
    </style:style>
    <style:style style:name="P35" style:family="paragraph" style:parent-style-name="Text_20_body" style:list-style-name="L17">
      <style:paragraph-properties fo:padding="0.049cm" fo:border="0.06pt solid #d9d9e3"/>
    </style:style>
    <style:style style:name="P36" style:family="paragraph" style:parent-style-name="Text_20_body" style:list-style-name="L18">
      <style:paragraph-properties fo:padding="0.049cm" fo:border="0.06pt solid #d9d9e3"/>
    </style:style>
    <style:style style:name="P37" style:family="paragraph" style:parent-style-name="Text_20_body" style:list-style-name="L19">
      <style:paragraph-properties fo:margin-top="0cm" fo:margin-bottom="0cm" style:contextual-spacing="false" fo:padding="0.049cm" fo:border="0.06pt solid #d9d9e3"/>
    </style:style>
    <style:style style:name="P38" style:family="paragraph" style:parent-style-name="Text_20_body" style:list-style-name="L19">
      <style:paragraph-properties fo:padding="0.049cm" fo:border="0.06pt solid #d9d9e3"/>
    </style:style>
    <style:style style:name="P39" style:family="paragraph" style:parent-style-name="Text_20_body">
      <style:paragraph-properties fo:padding="0.049cm" fo:border="0.06pt solid #d9d9e3"/>
      <style:text-properties officeooo:rsid="001a0af2" officeooo:paragraph-rsid="001a0af2"/>
    </style:style>
    <style:style style:name="P40" style:family="paragraph" style:parent-style-name="Text_20_body" style:list-style-name="L20">
      <style:paragraph-properties fo:margin-top="0cm" fo:margin-bottom="0cm" style:contextual-spacing="false" fo:padding="0.049cm" fo:border="0.06pt solid #d9d9e3"/>
    </style:style>
    <style:style style:name="P41" style:family="paragraph" style:parent-style-name="Text_20_body" style:list-style-name="L20">
      <style:paragraph-properties fo:padding="0.049cm" fo:border="0.06pt solid #d9d9e3"/>
    </style:style>
    <style:style style:name="P42" style:family="paragraph" style:parent-style-name="Text_20_body" style:list-style-name="L21">
      <style:paragraph-properties fo:margin-top="0cm" fo:margin-bottom="0cm" style:contextual-spacing="false" fo:padding="0.049cm" fo:border="0.06pt solid #d9d9e3"/>
    </style:style>
    <style:style style:name="P43" style:family="paragraph" style:parent-style-name="Text_20_body" style:list-style-name="L21">
      <style:paragraph-properties fo:padding="0.049cm" fo:border="0.06pt solid #d9d9e3"/>
    </style:style>
    <style:style style:name="P44" style:family="paragraph" style:parent-style-name="Text_20_body" style:list-style-name="L22">
      <style:paragraph-properties fo:margin-top="0cm" fo:margin-bottom="0cm" style:contextual-spacing="false" fo:padding="0.049cm" fo:border="0.06pt solid #d9d9e3"/>
    </style:style>
    <style:style style:name="P45" style:family="paragraph" style:parent-style-name="Text_20_body" style:list-style-name="L22">
      <style:paragraph-properties fo:padding="0.049cm" fo:border="0.06pt solid #d9d9e3"/>
    </style:style>
    <style:style style:name="P46" style:family="paragraph" style:parent-style-name="Text_20_body" style:list-style-name="L23">
      <style:paragraph-properties fo:margin-top="0cm" fo:margin-bottom="0cm" style:contextual-spacing="false" fo:padding="0.049cm" fo:border="0.06pt solid #d9d9e3"/>
    </style:style>
    <style:style style:name="P47" style:family="paragraph" style:parent-style-name="Text_20_body" style:list-style-name="L23">
      <style:paragraph-properties fo:padding="0.049cm" fo:border="0.06pt solid #d9d9e3"/>
    </style:style>
    <style:style style:name="P48" style:family="paragraph" style:parent-style-name="Text_20_body" style:list-style-name="L24">
      <style:paragraph-properties fo:margin-top="0cm" fo:margin-bottom="0cm" style:contextual-spacing="false" fo:padding="0.049cm" fo:border="0.06pt solid #d9d9e3"/>
    </style:style>
    <style:style style:name="P49" style:family="paragraph" style:parent-style-name="Text_20_body" style:list-style-name="L24">
      <style:paragraph-properties fo:padding="0.049cm" fo:border="0.06pt solid #d9d9e3"/>
    </style:style>
    <style:style style:name="P50" style:family="paragraph" style:parent-style-name="Text_20_body" style:list-style-name="L25">
      <style:paragraph-properties fo:margin-top="0cm" fo:margin-bottom="0cm" style:contextual-spacing="false" fo:padding="0.049cm" fo:border="0.06pt solid #d9d9e3"/>
    </style:style>
    <style:style style:name="P51" style:family="paragraph" style:parent-style-name="Text_20_body" style:list-style-name="L25">
      <style:paragraph-properties fo:padding="0.049cm" fo:border="0.06pt solid #d9d9e3"/>
    </style:style>
    <style:style style:name="P52" style:family="paragraph" style:parent-style-name="Text_20_body" style:list-style-name="L26">
      <style:paragraph-properties fo:margin-top="0cm" fo:margin-bottom="0cm" style:contextual-spacing="false" fo:padding="0.049cm" fo:border="0.06pt solid #d9d9e3"/>
    </style:style>
    <style:style style:name="P53" style:family="paragraph" style:parent-style-name="Text_20_body" style:list-style-name="L26">
      <style:paragraph-properties fo:padding="0.049cm" fo:border="0.06pt solid #d9d9e3"/>
    </style:style>
    <style:style style:name="P54" style:family="paragraph" style:parent-style-name="Text_20_body" style:list-style-name="L27">
      <style:paragraph-properties fo:margin-top="0cm" fo:margin-bottom="0cm" style:contextual-spacing="false" fo:padding="0.049cm" fo:border="0.06pt solid #d9d9e3"/>
    </style:style>
    <style:style style:name="P55" style:family="paragraph" style:parent-style-name="Text_20_body" style:list-style-name="L27">
      <style:paragraph-properties fo:padding="0.049cm" fo:border="0.06pt solid #d9d9e3"/>
    </style:style>
    <style:style style:name="P56" style:family="paragraph" style:parent-style-name="Text_20_body" style:list-style-name="L28">
      <style:paragraph-properties fo:margin-top="0cm" fo:margin-bottom="0cm" style:contextual-spacing="false" fo:padding="0.049cm" fo:border="0.06pt solid #d9d9e3"/>
    </style:style>
    <style:style style:name="P57" style:family="paragraph" style:parent-style-name="Text_20_body" style:list-style-name="L28">
      <style:paragraph-properties fo:padding="0.049cm" fo:border="0.06pt solid #d9d9e3"/>
    </style:style>
    <style:style style:name="P58" style:family="paragraph" style:parent-style-name="Text_20_body" style:list-style-name="L29">
      <style:paragraph-properties fo:margin-top="0cm" fo:margin-bottom="0cm" style:contextual-spacing="false" fo:padding="0.049cm" fo:border="0.06pt solid #d9d9e3"/>
    </style:style>
    <style:style style:name="P59" style:family="paragraph" style:parent-style-name="Text_20_body" style:list-style-name="L29">
      <style:paragraph-properties fo:padding="0.049cm" fo:border="0.06pt solid #d9d9e3"/>
    </style:style>
    <style:style style:name="P60" style:family="paragraph" style:parent-style-name="Text_20_body">
      <style:paragraph-properties fo:padding="0.049cm" fo:border="0.06pt solid #d9d9e3"/>
      <style:text-properties officeooo:paragraph-rsid="001a0af2"/>
    </style:style>
    <style:style style:name="P61" style:family="paragraph" style:parent-style-name="Text_20_body" style:list-style-name="L30">
      <style:paragraph-properties fo:margin-top="0cm" fo:margin-bottom="0cm" style:contextual-spacing="false" fo:padding="0.049cm" fo:border="0.06pt solid #d9d9e3"/>
    </style:style>
    <style:style style:name="P62" style:family="paragraph" style:parent-style-name="Text_20_body" style:list-style-name="L30">
      <style:paragraph-properties fo:padding="0.049cm" fo:border="0.06pt solid #d9d9e3"/>
    </style:style>
    <style:style style:name="P63" style:family="paragraph" style:parent-style-name="Text_20_body" style:list-style-name="L31">
      <style:paragraph-properties fo:padding="0.049cm" fo:border="0.06pt solid #d9d9e3"/>
    </style:style>
    <style:style style:name="T1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a0af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ElektronicznyDziennik+</text:h>
      <text:p text:style-name="P11"/>
      <text:p text:style-name="P7"/>
      <text:p text:style-name="P7"/>
      <text:p text:style-name="P8"><text:span text:style-name="T1">ElektronicznyDziennik+ to aplikacja umożliwiająca zarządzanie ocenami, notatkami oraz harmonogramem zajęć w szkole. Ułatwia współpracę między nauczycielami, uczniami i rodzicami, umożliwiając szybkie udostępnianie informacji o postępach i aktywnościach uczniów.</text:span> </text:p>
      <text:p text:style-name="P8"/>
      <text:p text:style-name="P8"/>
      <text:h text:style-name="P4" text:outline-level="3">Funkcjonalności:</text:h>
      <text:list text:style-name="L1">
        <text:list-item>
          <text:p text:style-name="P12"><text:span text:style-name="Strong_20_Emphasis"><text:span text:style-name="T2">Rejestracja i logowanie:</text:span></text:span></text:p>
          <text:list>
            <text:list-item>
              <text:p text:style-name="P13">Uczniowie, nauczyciele i rodzice mogą założyć własne konta oraz zalogować się do systemu.</text:p>
            </text:list-item>
          </text:list>
        </text:list-item>
        <text:list-item>
          <text:p text:style-name="P12"><text:span text:style-name="Strong_20_Emphasis"><text:span text:style-name="T2">Profil użytkownika:</text:span></text:span></text:p>
          <text:list>
            <text:list-item>
              <text:p text:style-name="P13">Każdy użytkownik ma swój profil, gdzie może przeglądać i aktualizować informacje o sobie.</text:p>
            </text:list-item>
          </text:list>
        </text:list-item>
        <text:list-item>
          <text:p text:style-name="P12"><text:span text:style-name="Strong_20_Emphasis"><text:span text:style-name="T2">Notatki:</text:span></text:span></text:p>
          <text:list>
            <text:list-item>
              <text:p text:style-name="P13">Uczniowie mogą dodawać notatki do swojego profilu, które są widoczne tylko dla nich i nauczycieli.</text:p>
            </text:list-item>
          </text:list>
        </text:list-item>
        <text:list-item>
          <text:p text:style-name="P12"><text:span text:style-name="Strong_20_Emphasis"><text:span text:style-name="T2">Oceny:</text:span></text:span></text:p>
          <text:list>
            <text:list-item>
              <text:p text:style-name="P13">Nauczyciele mogą przypisywać oceny uczniom za zadania, testy itp.</text:p>
            </text:list-item>
          </text:list>
        </text:list-item>
        <text:list-item>
          <text:p text:style-name="P12"><text:span text:style-name="Strong_20_Emphasis"><text:span text:style-name="T2">Harmonogram zajęć:</text:span></text:span></text:p>
          <text:list>
            <text:list-item>
              <text:p text:style-name="P13">Uczniowie i nauczyciele mogą przeglądać plan zajęć.</text:p>
            </text:list-item>
          </text:list>
        </text:list-item>
        <text:list-item>
          <text:p text:style-name="P12"><text:span text:style-name="Strong_20_Emphasis"><text:span text:style-name="T2">Powiadomienia:</text:span></text:span></text:p>
          <text:list>
            <text:list-item>
              <text:p text:style-name="P13">System automatycznie wysyła powiadomienia o nowych ocenach, notatkach lub ważnych wydarzeniach.</text:p>
            </text:list-item>
          </text:list>
        </text:list-item>
        <text:list-item>
          <text:p text:style-name="P12"><text:span text:style-name="Strong_20_Emphasis"><text:span text:style-name="T2">Współpraca z rodzicami:</text:span></text:span></text:p>
          <text:list>
            <text:list-item>
              <text:p text:style-name="P14">Rodzice mogą mieć wgląd w oceny i notatki swoich dzieci.</text:p>
            </text:list-item>
          </text:list>
        </text:list-item>
      </text:list>
      <text:h text:style-name="P3" text:outline-level="3"/>
      <text:h text:style-name="P5" text:outline-level="3">Wymagane Zależności (Dependencies):</text:h>
      <text:list text:style-name="L2">
        <text:list-item>
          <text:p text:style-name="P18"><text:span text:style-name="Strong_20_Emphasis"><text:span text:style-name="T2">Spring Boot Web:</text:span></text:span><text:span text:style-name="T2"> Zapewnia funkcjonalności internetowe, takie jak obsługa żądań HTTP.</text:span></text:p>
        </text:list-item>
        <text:list-item>
          <text:p text:style-name="P18"><text:span text:style-name="Strong_20_Emphasis"><text:span text:style-name="T2">Spring Data JPA:</text:span></text:span><text:span text:style-name="T2"> Umożliwia łatwą interakcję z bazą danych i mapowanie obiektów Java na encje baz danych.</text:span></text:p>
        </text:list-item>
        <text:list-item>
          <text:p text:style-name="P18"><text:span text:style-name="Strong_20_Emphasis"><text:span text:style-name="T2">Thymeleaf (opcjonalne):</text:span></text:span><text:span text:style-name="T2"> Szablonowy silnik, który umożliwia łatwe tworzenie stron HTML z użyciem kodu Java.</text:span></text:p>
        </text:list-item>
        <text:list-item>
          <text:p text:style-name="P18"><text:span text:style-name="Strong_20_Emphasis"><text:span text:style-name="T2">Spring Security (opcjonalne):</text:span></text:span><text:span text:style-name="T2"> Zapewnia mechanizmy autentykacji i autoryzacji.</text:span></text:p>
        </text:list-item>
        <text:list-item>
          <text:p text:style-name="P18"><text:span text:style-name="Strong_20_Emphasis"><text:span text:style-name="T2">Spring Boot DevTools (opcjonalne):</text:span></text:span><text:span text:style-name="T2"> Ułatwia szybkie iteracje i rozwijanie aplikacji.</text:span></text:p>
        </text:list-item>
        <text:list-item>
          <text:p text:style-name="P18"><text:span text:style-name="Strong_20_Emphasis"><text:span text:style-name="T2">H2 Database (do testów, opcjonalne):</text:span></text:span><text:span text:style-name="T2"> Baza danych w pamięci, która ułatwia testowanie aplikacji.</text:span></text:p>
        </text:list-item>
        <text:list-item>
          <text:p text:style-name="P18"><text:span text:style-name="Strong_20_Emphasis"><text:span text:style-name="T2">Lombok (opcjonalne):</text:span></text:span><text:span text:style-name="T2"> Skrócenie kodu poprzez automatyczne generowanie getterów, setterów itp.</text:span></text:p>
        </text:list-item>
        <text:list-item>
          <text:p text:style-name="P18"><text:span text:style-name="Strong_20_Emphasis"><text:span text:style-name="T2">Validation API (opcjonalne):</text:span></text:span><text:span text:style-name="T2"> Umożliwia walidację danych wejściowych.</text:span></text:p>
        </text:list-item>
        <text:list-item>
          <text:p text:style-name="P18"><text:span text:style-name="Strong_20_Emphasis"><text:span text:style-name="T2">Spring Boot Mail (opcjonalne):</text:span></text:span><text:span text:style-name="T2"> Dla wysyłania powiadomień e-mail.</text:span></text:p>
        </text:list-item>
        <text:list-item>
          <text:p text:style-name="P18"><text:span text:style-name="Strong_20_Emphasis"><text:span text:style-name="T2">Bootstrap (opcjonalne):</text:span></text:span><text:span text:style-name="T2"> Do szybkiego i atrakcyjnego tworzenia interfejsu użytkownika.</text:span></text:p>
        </text:list-item>
      </text:list>
      <text:h text:style-name="P1" text:outline-level="3"><text:span text:style-name="T2">Pamiętaj o dodaniu odpowiednich wersji tych zależności do pliku </text:span><text:span text:style-name="Source_20_Text"><text:span text:style-name="T2">pom.xml</text:span></text:span><text:span text:style-name="T2"> w Twoim projekcie Maven. Oczywiście, możesz także wybierać inne technologie lub dodawać więcej zależności w zależności od potrzeb projektu.</text:span></text:h>
      <text:p text:style-name="P15">To są podstawowe założenia dla Twojego projektu dziennika elektronicznego. Możesz je dostosować i rozwinąć według własnych preferencji i wymagań! Powodzenia w tworzeniu aplikacji!</text:p>
      <text:p text:style-name="P16"/>
      <text:p text:style-name="P17"/>
      <text:h text:style-name="P4" text:outline-level="3">Wymagane Zależności (Dependencies):</text:h>
      <text:list text:style-name="L3">
        <text:list-item>
          <text:p text:style-name="P19"><text:span text:style-name="Strong_20_Emphasis"><text:span text:style-name="T2">Spring Boot Web:</text:span></text:span><text:span text:style-name="T2"> Zapewnia funkcjonalności internetowe, takie jak obsługa żądań HTTP.</text:span></text:p>
        </text:list-item>
        <text:list-item>
          <text:p text:style-name="P19"><text:span text:style-name="Strong_20_Emphasis"><text:span text:style-name="T2">Spring Data JPA:</text:span></text:span><text:span text:style-name="T2"> Umożliwia łatwą interakcję z bazą danych i mapowanie obiektów Java na encje baz danych.</text:span></text:p>
        </text:list-item>
        <text:list-item>
          <text:p text:style-name="P19"><text:span text:style-name="Strong_20_Emphasis"><text:span text:style-name="T2">Thymeleaf (opcjonalne):</text:span></text:span><text:span text:style-name="T2"> Szablonowy silnik, który umożliwia łatwe tworzenie stron HTML z użyciem kodu Java.</text:span></text:p>
        </text:list-item>
        <text:list-item>
          <text:p text:style-name="P19"><text:span text:style-name="Strong_20_Emphasis"><text:span text:style-name="T2">Spring Security (opcjonalne):</text:span></text:span><text:span text:style-name="T2"> Zapewnia mechanizmy autentykacji i autoryzacji.</text:span></text:p>
        </text:list-item>
        <text:list-item>
          <text:p text:style-name="P19"><text:span text:style-name="Strong_20_Emphasis"><text:span text:style-name="T2">Spring Boot DevTools (opcjonalne):</text:span></text:span><text:span text:style-name="T2"> Ułatwia szybkie iteracje i rozwijanie aplikacji.</text:span></text:p>
        </text:list-item>
        <text:list-item>
          <text:p text:style-name="P19"><text:span text:style-name="Strong_20_Emphasis"><text:span text:style-name="T2">H2 Database (do testów, opcjonalne):</text:span></text:span><text:span text:style-name="T2"> Baza danych w pamięci, która ułatwia testowanie aplikacji.</text:span></text:p>
        </text:list-item>
        <text:list-item>
          <text:p text:style-name="P19"><text:span text:style-name="Strong_20_Emphasis"><text:span text:style-name="T2">Lombok (opcjonalne):</text:span></text:span><text:span text:style-name="T2"> Skrócenie kodu poprzez automatyczne generowanie getterów, setterów itp.</text:span></text:p>
        </text:list-item>
        <text:list-item>
          <text:p text:style-name="P19"><text:span text:style-name="Strong_20_Emphasis"><text:span text:style-name="T2">Validation API (opcjonalne):</text:span></text:span><text:span text:style-name="T2"> Umożliwia walidację danych wejściowych.</text:span></text:p>
        </text:list-item>
        <text:list-item>
          <text:p text:style-name="P19"><text:span text:style-name="Strong_20_Emphasis"><text:span text:style-name="T2">Spring Boot Mail (opcjonalne):</text:span></text:span><text:span text:style-name="T2"> Dla wysyłania powiadomień e-mail.</text:span></text:p>
        </text:list-item>
        <text:list-item>
          <text:p text:style-name="P19"><text:span text:style-name="Strong_20_Emphasis"><text:span text:style-name="T2">Bootstrap (opcjonalne):</text:span></text:span><text:span text:style-name="T2"> Do szybkiego i atrakcyjnego tworzenia interfejsu użytkownika.</text:span></text:p>
        </text:list-item>
      </text:list>
      <text:h text:style-name="P1" text:outline-level="3"><text:span text:style-name="T2">Pamiętaj o dodaniu odpowiednich wersji tych zależności do pliku </text:span><text:span text:style-name="Source_20_Text"><text:span text:style-name="T2">pom.xml</text:span></text:span><text:span text:style-name="T2"> w Twoim projekcie Maven. Oczywiście, możesz także wybierać inne technologie lub dodawać więcej zależności w zależności od potrzeb projektu.</text:span></text:h>
      <text:p text:style-name="P15">To są podstawowe założenia dla Twojego projektu dziennika elektronicznego. Możesz je dostosować i rozwinąć według własnych preferencji i wymagań! Powodzenia w tworzeniu aplikacji!</text:p>
      <text:p text:style-name="P16"/>
      <text:p text:style-name="P10">Projekt bazydanych:</text:p>
      <text:h text:style-name="P6" text:outline-level="3">Model Danych:</text:h>
      <text:list text:style-name="L4">
        <text:list-item>
          <text:p text:style-name="P21"><text:span text:style-name="Strong_20_Emphasis"><text:span text:style-name="T2">Student</text:span></text:span>:</text:p>
          <text:list>
            <text:list-item>
              <text:p text:style-name="P20"><text:span text:style-name="Source_20_Text"><text:span text:style-name="T2">id</text:span></text:span> (Klucz główny)</text:p>
            </text:list-item>
            <text:list-item>
              <text:p text:style-name="P20"><text:span text:style-name="Source_20_Text"><text:span text:style-name="T2">imie</text:span></text:span> (Imię studenta)</text:p>
            </text:list-item>
            <text:list-item>
              <text:p text:style-name="P20"><text:span text:style-name="Source_20_Text"><text:span text:style-name="T2">nazwisko</text:span></text:span> (Nazwisko studenta)</text:p>
            </text:list-item>
            <text:list-item>
              <text:p text:style-name="P20"><text:span text:style-name="Source_20_Text"><text:span text:style-name="T2">email</text:span></text:span> (Adres email studenta)</text:p>
            </text:list-item>
          </text:list>
        </text:list-item>
        <text:list-item>
          <text:p text:style-name="P21"><text:span text:style-name="Strong_20_Emphasis"><text:span text:style-name="T2">Nauczyciel</text:span></text:span>:</text:p>
          <text:list>
            <text:list-item>
              <text:p text:style-name="P20"><text:soft-page-break/><text:span text:style-name="Source_20_Text"><text:span text:style-name="T2">id</text:span></text:span> (Klucz główny)</text:p>
            </text:list-item>
            <text:list-item>
              <text:p text:style-name="P20"><text:span text:style-name="Source_20_Text"><text:span text:style-name="T2">imie</text:span></text:span> (Imię nauczyciela)</text:p>
            </text:list-item>
            <text:list-item>
              <text:p text:style-name="P20"><text:span text:style-name="Source_20_Text"><text:span text:style-name="T2">nazwisko</text:span></text:span> (Nazwisko nauczyciela)</text:p>
            </text:list-item>
            <text:list-item>
              <text:p text:style-name="P20"><text:span text:style-name="Source_20_Text"><text:span text:style-name="T2">email</text:span></text:span> (Adres email nauczyciela)</text:p>
            </text:list-item>
            <text:list-item>
              <text:p text:style-name="P20"><text:span text:style-name="Source_20_Text"><text:span text:style-name="T2">przedmiot</text:span></text:span> (Przedmiot, który nauczyciel prowadzi)</text:p>
            </text:list-item>
          </text:list>
        </text:list-item>
        <text:list-item>
          <text:p text:style-name="P21"><text:span text:style-name="Strong_20_Emphasis"><text:span text:style-name="T2">Zajęcia</text:span></text:span>:</text:p>
          <text:list>
            <text:list-item>
              <text:p text:style-name="P20"><text:span text:style-name="Source_20_Text"><text:span text:style-name="T2">id</text:span></text:span> (Klucz główny)</text:p>
            </text:list-item>
            <text:list-item>
              <text:p text:style-name="P20"><text:span text:style-name="Source_20_Text"><text:span text:style-name="T2">nazwa</text:span></text:span> (Nazwa zajęć)</text:p>
            </text:list-item>
            <text:list-item>
              <text:p text:style-name="P20"><text:span text:style-name="Source_20_Text"><text:span text:style-name="T2">nauczyciel_id</text:span></text:span> (Klucz obcy do identyfikacji nauczyciela, który prowadzi te zajęcia)</text:p>
            </text:list-item>
          </text:list>
        </text:list-item>
        <text:list-item>
          <text:p text:style-name="P21"><text:span text:style-name="Strong_20_Emphasis"><text:span text:style-name="T2">Ocena</text:span></text:span>:</text:p>
          <text:list>
            <text:list-item>
              <text:p text:style-name="P20"><text:span text:style-name="Source_20_Text"><text:span text:style-name="T2">id</text:span></text:span> (Klucz główny)</text:p>
            </text:list-item>
            <text:list-item>
              <text:p text:style-name="P20"><text:span text:style-name="Source_20_Text"><text:span text:style-name="T2">wartosc</text:span></text:span> (Wartość oceny)</text:p>
            </text:list-item>
            <text:list-item>
              <text:p text:style-name="P20"><text:span text:style-name="Source_20_Text"><text:span text:style-name="T2">student_id</text:span></text:span> (Klucz obcy do identyfikacji studenta, którego dotyczy ocena)</text:p>
            </text:list-item>
            <text:list-item>
              <text:p text:style-name="P21"><text:span text:style-name="Source_20_Text"><text:span text:style-name="T2">zajecia_id</text:span></text:span> (Klucz obcy do identyfikacji zajęć, do których przypisana jest ocena)</text:p>
            </text:list-item>
          </text:list>
        </text:list-item>
      </text:list>
      <text:h text:style-name="P1" text:outline-level="3">Relacje:</text:h>
      <text:list text:style-name="L5">
        <text:list-item>
          <text:p text:style-name="P22">Student może mieć wiele ocen, ale ocena należy tylko do jednego studenta.</text:p>
        </text:list-item>
        <text:list-item>
          <text:p text:style-name="P22">Nauczyciel może prowadzić wiele zajęć, ale zajęcia prowadzone są przez tylko jednego nauczyciela.</text:p>
        </text:list-item>
        <text:list-item>
          <text:p text:style-name="P23">Zajęcia mogą mieć wiele ocen, ale oceny są przypisane tylko do jednych zajęć.</text:p>
        </text:list-item>
      </text:list>
      <text:p text:style-name="P10"/>
      <text:p text:style-name="P10"/>
      <text:p text:style-name="P10"/>
      <text:p text:style-name="P10"><text:tab/></text:p>
      <text:p text:style-name="P10">Projekt logiki biznesowej:</text:p>
      <text:p text:style-name="P9"><text:span text:style-name="T3"><text:tab/></text:span>1. Rejestracja i Logowanie:</text:p>
      <text:list text:style-name="L6">
        <text:list-item>
          <text:p text:style-name="P24">Użytkownicy (uczniowie, nauczyciele, rodzice) powinni mieć możliwość rejestracji i logowania się do systemu.</text:p>
        </text:list-item>
      </text:list>
      <text:h text:style-name="P1" text:outline-level="3">2. Profil Użytkownika:</text:h>
      <text:list text:style-name="L7">
        <text:list-item>
          <text:p text:style-name="P25">Każdy użytkownik powinien mieć swój profil, gdzie może przeglądać i aktualizować informacje o sobie.</text:p>
        </text:list-item>
      </text:list>
      <text:h text:style-name="P1" text:outline-level="3">3. Notatki:</text:h>
      <text:list text:style-name="L8">
        <text:list-item>
          <text:p text:style-name="P26">Uczniowie powinni mieć możliwość dodawania notatek do swojego profilu. Notatki te powinny być widoczne tylko dla nich i nauczycieli.</text:p>
        </text:list-item>
      </text:list>
      <text:h text:style-name="P1" text:outline-level="3"><text:soft-page-break/>4. Oceny:</text:h>
      <text:list text:style-name="L9">
        <text:list-item>
          <text:p text:style-name="P27">Nauczyciele powinni mieć możliwość przypisywania ocen uczniom za zadania, testy itp.</text:p>
        </text:list-item>
      </text:list>
      <text:h text:style-name="P1" text:outline-level="3">5. Harmonogram Zajęć:</text:h>
      <text:list text:style-name="L10">
        <text:list-item>
          <text:p text:style-name="P28">Uczniowie i nauczyciele powinni mieć możliwość przeglądania planu zajęć.</text:p>
        </text:list-item>
      </text:list>
      <text:h text:style-name="P1" text:outline-level="3">6. Powiadomienia:</text:h>
      <text:list text:style-name="L11">
        <text:list-item>
          <text:p text:style-name="P29">System powinien automatycznie wysyłać powiadomienia o nowych ocenach, notatkach lub innych ważnych wydarzeniach.</text:p>
        </text:list-item>
      </text:list>
      <text:h text:style-name="P1" text:outline-level="3">7. Współpraca z Rodzicami:</text:h>
      <text:list text:style-name="L12">
        <text:list-item>
          <text:p text:style-name="P30">Rodzice powinni mieć wgląd w oceny i notatki swoich dzieci.</text:p>
        </text:list-item>
      </text:list>
      <text:h text:style-name="P1" text:outline-level="3">8. Autoryzacja i Autentykacja:</text:h>
      <text:list text:style-name="L13">
        <text:list-item>
          <text:p text:style-name="P31">Użytkownicy powinni mieć dostęp tylko do tych części aplikacji, do których są uprawnieni. Na przykład, uczniowie nie powinni mieć dostępu do panelu nauczyciela.</text:p>
        </text:list-item>
      </text:list>
      <text:h text:style-name="P1" text:outline-level="3">9. Zarządzanie Ocena:</text:h>
      <text:list text:style-name="L14">
        <text:list-item>
          <text:p text:style-name="P32">Nauczyciele powinni mieć możliwość dodawania, edytowania i usuwania ocen dla uczniów w ramach różnych zajęć.</text:p>
        </text:list-item>
      </text:list>
      <text:h text:style-name="P1" text:outline-level="3">10. Zarządzanie Zajęciami:</text:h>
      <text:list text:style-name="L15">
        <text:list-item>
          <text:p text:style-name="P33">Nauczyciele powinni mieć możliwość dodawania, edytowania i usuwania zajęć.</text:p>
        </text:list-item>
      </text:list>
      <text:h text:style-name="P1" text:outline-level="3">11. Statystyki i Raporty:</text:h>
      <text:list text:style-name="L16">
        <text:list-item>
          <text:p text:style-name="P34">System powinien umożliwiać generowanie statystyk i raportów, na przykład średnich ocen uczniów.</text:p>
        </text:list-item>
      </text:list>
      <text:h text:style-name="P1" text:outline-level="3">12. Zarządzanie Kontem Użytkownika:</text:h>
      <text:list text:style-name="L17">
        <text:list-item>
          <text:p text:style-name="P35">Użytkownicy powinni mieć możliwość edycji swojego profilu oraz zmiany hasła.</text:p>
        </text:list-item>
      </text:list>
      <text:h text:style-name="P1" text:outline-level="3">13. Panel Admina (opcjonalne):</text:h>
      <text:list text:style-name="L18">
        <text:list-item>
          <text:p text:style-name="P36">Możliwość zarządzania użytkownikami, np. dodawanie nowych nauczycieli czy uczniów.</text:p>
        </text:list-item>
      </text:list>
      <text:p text:style-name="P10"/>
      <text:p text:style-name="P10">Projekt opisowy wyglądu stron:</text:p>
      <text:p text:style-name="P9"><text:span text:style-name="T3"><text:tab/></text:span><text:span text:style-name="Strong_20_Emphasis"><text:span text:style-name="T2">home.html</text:span></text:span> (Strona Główna):</text:p>
      <text:list text:style-name="L19">
        <text:list-item>
          <text:list>
            <text:list-item>
              <text:p text:style-name="P37">Wyświetla przyciski do zalogowania się lub zarejestrowania, w zależności od stanu zalogowania.</text:p>
            </text:list-item>
          </text:list>
        </text:list-item>
        <text:list-item>
          <text:p text:style-name="P38"><text:soft-page-break/><text:span text:style-name="Strong_20_Emphasis"><text:span text:style-name="T2">login.html</text:span></text:span> (Strona Logowania):</text:p>
          <text:list>
            <text:list-item>
              <text:p text:style-name="P37">Formularz logowania, zawierający pola na email i hasło.</text:p>
            </text:list-item>
          </text:list>
        </text:list-item>
        <text:list-item>
          <text:p text:style-name="P38"><text:span text:style-name="Strong_20_Emphasis"><text:span text:style-name="T2">register.html</text:span></text:span> (Strona Rejestracji):</text:p>
          <text:list>
            <text:list-item>
              <text:p text:style-name="P37">Formularz rejestracji, zawierający pola na imię, nazwisko, email i hasło.</text:p>
            </text:list-item>
          </text:list>
        </text:list-item>
        <text:list-item>
          <text:p text:style-name="P38"><text:span text:style-name="Strong_20_Emphasis"><text:span text:style-name="T2">student_profile.html</text:span></text:span> (Profil Ucznia):</text:p>
          <text:list>
            <text:list-item>
              <text:p text:style-name="P37">Wyświetla informacje o studencie, takie jak imię, nazwisko, email.</text:p>
            </text:list-item>
            <text:list-item>
              <text:p text:style-name="P37">Lista notatek dodanych przez ucznia.</text:p>
            </text:list-item>
            <text:list-item>
              <text:p text:style-name="P37">Lista ocen otrzymanych przez ucznia.</text:p>
            </text:list-item>
          </text:list>
        </text:list-item>
        <text:list-item>
          <text:p text:style-name="P38"><text:span text:style-name="Strong_20_Emphasis"><text:span text:style-name="T2">teacher_profile.html</text:span></text:span> (Profil Nauczyciela):</text:p>
          <text:list>
            <text:list-item>
              <text:p text:style-name="P37">Wyświetla informacje o nauczycielu, takie jak imię, nazwisko, email i przedmiot, który nauczyciel prowadzi.</text:p>
            </text:list-item>
            <text:list-item>
              <text:p text:style-name="P37">Lista zajęć prowadzonych przez nauczyciela.</text:p>
            </text:list-item>
          </text:list>
        </text:list-item>
        <text:list-item>
          <text:p text:style-name="P38"><text:span text:style-name="Strong_20_Emphasis"><text:span text:style-name="T2">grade_list.html</text:span></text:span> (Lista Oceny):</text:p>
          <text:list>
            <text:list-item>
              <text:p text:style-name="P37">Wyświetla listę ocen dla danego ucznia lub zajęcia.</text:p>
            </text:list-item>
          </text:list>
        </text:list-item>
        <text:list-item>
          <text:p text:style-name="P38"><text:span text:style-name="Strong_20_Emphasis"><text:span text:style-name="T2">schedule.html</text:span></text:span> (Harmonogram Zajęć):</text:p>
          <text:list>
            <text:list-item>
              <text:p text:style-name="P37">Wyświetla plan zajęć dla ucznia lub nauczyciela.</text:p>
            </text:list-item>
          </text:list>
        </text:list-item>
        <text:list-item>
          <text:p text:style-name="P38"><text:span text:style-name="Strong_20_Emphasis"><text:span text:style-name="T2">add_note.html</text:span></text:span> (Dodawanie Notatki):</text:p>
          <text:list>
            <text:list-item>
              <text:p text:style-name="P38">Formularz umożliwiający dodawanie nowej notatki przez ucznia.</text:p>
            </text:list-item>
          </text:list>
        </text:list-item>
      </text:list>
      <text:p text:style-name="P39">Dokładniejszy projekt:</text:p>
      <text:p text:style-name="P60"><text:span text:style-name="T3"><text:tab/></text:span>Szablon Bazowy (base.html):</text:p>
      <text:list text:style-name="L20">
        <text:list-item>
          <text:p text:style-name="P40"><text:span text:style-name="Strong_20_Emphasis"><text:span text:style-name="T2">Elementy Wspólne:</text:span></text:span></text:p>
          <text:list>
            <text:list-item>
              <text:p text:style-name="P40">Nagłówek strony z nazwą projektu (np. "Elektroniczny Dziennik").</text:p>
            </text:list-item>
            <text:list-item>
              <text:p text:style-name="P40">Pasek nawigacyjny (navbar) zawierający:</text:p>
              <text:list>
                <text:list-item>
                  <text:p text:style-name="P40">Przycisk "Strona Główna" (kieruje na stronę główną).</text:p>
                </text:list-item>
                <text:list-item>
                  <text:p text:style-name="P40">Przycisk "Zaloguj się" (kieruje na stronę logowania).</text:p>
                </text:list-item>
                <text:list-item>
                  <text:p text:style-name="P40">Przycisk "Zarejestruj się" (kieruje na stronę rejestracji).</text:p>
                </text:list-item>
                <text:list-item>
                  <text:p text:style-name="P40">Przycisk "Wyloguj się" (tylko dla zalogowanych użytkowników, wylogowuje użytkownika).</text:p>
                </text:list-item>
                <text:list-item>
                  <text:p text:style-name="P41">Przycisk "Profil" (tylko dla zalogowanych użytkowników, kieruje do profilu użytkownika).</text:p>
                </text:list-item>
              </text:list>
            </text:list-item>
          </text:list>
        </text:list-item>
      </text:list>
      <text:h text:style-name="P1" text:outline-level="3">1. Strona Główna (home.html):</text:h>
      <text:list text:style-name="L21">
        <text:list-item>
          <text:p text:style-name="P42"><text:span text:style-name="Strong_20_Emphasis"><text:span text:style-name="T2">Opis:</text:span></text:span></text:p>
          <text:list>
            <text:list-item>
              <text:p text:style-name="P42">Wykorzystuje szablon bazowy (base.html).</text:p>
            </text:list-item>
            <text:list-item>
              <text:p text:style-name="P42">Dodatkowy opis funkcji aplikacji.</text:p>
            </text:list-item>
            <text:list-item>
              <text:p text:style-name="P43"><text:soft-page-break/>Przyciski "Zaloguj się" i "Zarejestruj się".</text:p>
            </text:list-item>
          </text:list>
        </text:list-item>
      </text:list>
      <text:h text:style-name="P1" text:outline-level="3">2. Strona Logowania (login.html):</text:h>
      <text:list text:style-name="L22">
        <text:list-item>
          <text:p text:style-name="P44"><text:span text:style-name="Strong_20_Emphasis"><text:span text:style-name="T2">Opis:</text:span></text:span></text:p>
          <text:list>
            <text:list-item>
              <text:p text:style-name="P44">Wykorzystuje szablon bazowy (base.html).</text:p>
            </text:list-item>
            <text:list-item>
              <text:p text:style-name="P44">Formularz logowania z polami "Email" i "Hasło".</text:p>
            </text:list-item>
            <text:list-item>
              <text:p text:style-name="P45">Przycisk "Zaloguj się".</text:p>
            </text:list-item>
          </text:list>
        </text:list-item>
      </text:list>
      <text:h text:style-name="P1" text:outline-level="3">3. Strona Rejestracji (register.html):</text:h>
      <text:list text:style-name="L23">
        <text:list-item>
          <text:p text:style-name="P46"><text:span text:style-name="Strong_20_Emphasis"><text:span text:style-name="T2">Opis:</text:span></text:span></text:p>
          <text:list>
            <text:list-item>
              <text:p text:style-name="P46">Wykorzystuje szablon bazowy (base.html).</text:p>
            </text:list-item>
            <text:list-item>
              <text:p text:style-name="P46">Formularz rejestracji z polami na imię, nazwisko, email i hasło.</text:p>
            </text:list-item>
            <text:list-item>
              <text:p text:style-name="P47">Przycisk "Zarejestruj się".</text:p>
            </text:list-item>
          </text:list>
        </text:list-item>
      </text:list>
      <text:h text:style-name="P1" text:outline-level="3">4. Profil Ucznia (student_profile.html):</text:h>
      <text:list text:style-name="L24">
        <text:list-item>
          <text:p text:style-name="P48"><text:span text:style-name="Strong_20_Emphasis"><text:span text:style-name="T2">Opis:</text:span></text:span></text:p>
          <text:list>
            <text:list-item>
              <text:p text:style-name="P48">Wykorzystuje szablon bazowy (base.html).</text:p>
            </text:list-item>
            <text:list-item>
              <text:p text:style-name="P48">Wyświetla informacje o uczniu: imię, nazwisko, email.</text:p>
            </text:list-item>
            <text:list-item>
              <text:p text:style-name="P48">Sekcja z notatkami ucznia.</text:p>
            </text:list-item>
            <text:list-item>
              <text:p text:style-name="P49">Sekcja z ocenami ucznia.</text:p>
            </text:list-item>
          </text:list>
        </text:list-item>
      </text:list>
      <text:h text:style-name="P1" text:outline-level="3">5. Profil Nauczyciela (teacher_profile.html):</text:h>
      <text:list text:style-name="L25">
        <text:list-item>
          <text:p text:style-name="P50"><text:span text:style-name="Strong_20_Emphasis"><text:span text:style-name="T2">Opis:</text:span></text:span></text:p>
          <text:list>
            <text:list-item>
              <text:p text:style-name="P50">Wykorzystuje szablon bazowy (base.html).</text:p>
            </text:list-item>
            <text:list-item>
              <text:p text:style-name="P50">Wyświetla informacje o nauczycielu: imię, nazwisko, email, przedmiot.</text:p>
            </text:list-item>
            <text:list-item>
              <text:p text:style-name="P51">Sekcja z zajęciami prowadzonymi przez nauczyciela.</text:p>
            </text:list-item>
          </text:list>
        </text:list-item>
      </text:list>
      <text:h text:style-name="P1" text:outline-level="3">6. Lista Oceny (grade_list.html):</text:h>
      <text:list text:style-name="L26">
        <text:list-item>
          <text:p text:style-name="P52"><text:span text:style-name="Strong_20_Emphasis"><text:span text:style-name="T2">Opis:</text:span></text:span></text:p>
          <text:list>
            <text:list-item>
              <text:p text:style-name="P52">Wykorzystuje szablon bazowy (base.html).</text:p>
            </text:list-item>
            <text:list-item>
              <text:p text:style-name="P52">Może zawierać filtrację wg. ucznia lub zajęć (dla nauczyciela).</text:p>
            </text:list-item>
            <text:list-item>
              <text:p text:style-name="P53">Wyświetla listę ocen w tabeli.</text:p>
            </text:list-item>
          </text:list>
        </text:list-item>
      </text:list>
      <text:h text:style-name="P1" text:outline-level="3">7. Harmonogram Zajęć (schedule.html):</text:h>
      <text:list text:style-name="L27">
        <text:list-item>
          <text:p text:style-name="P54"><text:span text:style-name="Strong_20_Emphasis"><text:span text:style-name="T2">Opis:</text:span></text:span></text:p>
          <text:list>
            <text:list-item>
              <text:p text:style-name="P54">Wykorzystuje szablon bazowy (base.html).</text:p>
            </text:list-item>
            <text:list-item>
              <text:p text:style-name="P54">Może zawierać filtrację wg. ucznia lub nauczyciela.</text:p>
            </text:list-item>
            <text:list-item>
              <text:p text:style-name="P55">Wyświetla plan zajęć w formie tabeli.</text:p>
            </text:list-item>
          </text:list>
        </text:list-item>
      </text:list>
      <text:h text:style-name="P1" text:outline-level="3"><text:soft-page-break/>8. Dodawanie Notatki (add_note.html):</text:h>
      <text:list text:style-name="L28">
        <text:list-item>
          <text:p text:style-name="P56"><text:span text:style-name="Strong_20_Emphasis"><text:span text:style-name="T2">Opis:</text:span></text:span></text:p>
          <text:list>
            <text:list-item>
              <text:p text:style-name="P56">Wykorzystuje szablon bazowy (base.html).</text:p>
            </text:list-item>
            <text:list-item>
              <text:p text:style-name="P56">Formularz dodawania nowej notatki z polami na tytuł i treść.</text:p>
            </text:list-item>
            <text:list-item>
              <text:p text:style-name="P57">Przycisk "Dodaj Notatkę".</text:p>
            </text:list-item>
          </text:list>
        </text:list-item>
      </text:list>
      <text:h text:style-name="P1" text:outline-level="3">9. Panel Admina (admin_panel.html, opcjonalne):</text:h>
      <text:list text:style-name="L29">
        <text:list-item>
          <text:p text:style-name="P58"><text:span text:style-name="Strong_20_Emphasis"><text:span text:style-name="T2">Opis:</text:span></text:span></text:p>
          <text:list>
            <text:list-item>
              <text:p text:style-name="P58">Wykorzystuje szablon bazowy (base.html).</text:p>
            </text:list-item>
            <text:list-item>
              <text:p text:style-name="P59">Zawiera funkcje administracyjne, takie jak dodawanie nowych uczniów i nauczycieli oraz zarządzanie użytkownikami.<text:line-break/></text:p>
            </text:list-item>
          </text:list>
        </text:list-item>
      </text:list>
      <text:p text:style-name="P39">Wytyczne dotyczące testów:</text:p>
      <text:p text:style-name="P39"><text:span text:style-name="Strong_20_Emphasis"><text:span text:style-name="T2">Testy Jednostkowe:</text:span></text:span></text:p>
      <text:list text:style-name="L30">
        <text:list-item>
          <text:list>
            <text:list-item>
              <text:p text:style-name="P61">Testuj pojedyncze komponenty lub metody izolując je od innych części aplikacji.</text:p>
            </text:list-item>
            <text:list-item>
              <text:p text:style-name="P61">Wykorzystuj bibliotekę JUnit lub TestNG do tworzenia testów jednostkowych.</text:p>
            </text:list-item>
            <text:list-item>
              <text:p text:style-name="P61">Mockuj zależności z użyciem narzędzi takich jak Mockito, aby skupić się na testowanych komponentach.</text:p>
            </text:list-item>
          </text:list>
        </text:list-item>
        <text:list-item>
          <text:p text:style-name="P62"><text:span text:style-name="Strong_20_Emphasis"><text:span text:style-name="T2">Testy Integracyjne:</text:span></text:span></text:p>
          <text:list>
            <text:list-item>
              <text:p text:style-name="P61">Sprawdzaj współpracę różnych komponentów lub warstw w aplikacji.</text:p>
            </text:list-item>
            <text:list-item>
              <text:p text:style-name="P61">Używaj Spring Boot Test dla testów integracyjnych, które umożliwiają łatwe uruchamianie kontekstu Spring'a w trakcie testowania.</text:p>
            </text:list-item>
          </text:list>
        </text:list-item>
        <text:list-item>
          <text:p text:style-name="P62"><text:span text:style-name="Strong_20_Emphasis"><text:span text:style-name="T2">Testy Akceptacyjne (End-to-End):</text:span></text:span></text:p>
          <text:list>
            <text:list-item>
              <text:p text:style-name="P61">Automatyzuj testy, które symulują interakcje użytkownika z aplikacją.</text:p>
            </text:list-item>
            <text:list-item>
              <text:p text:style-name="P61">Możesz używać narzędzi do testowania interfejsu użytkownika, takich jak Selenium lub Cypress.</text:p>
            </text:list-item>
          </text:list>
        </text:list-item>
        <text:list-item>
          <text:p text:style-name="P62"><text:span text:style-name="Strong_20_Emphasis"><text:span text:style-name="T2">Testy Kontrolerów:</text:span></text:span></text:p>
          <text:list>
            <text:list-item>
              <text:p text:style-name="P61">Testuj funkcjonalność kontrolerów w izolacji, sprawdzając czy poprawnie przetwarzają żądania HTTP i zwracają oczekiwane odpowiedzi.</text:p>
            </text:list-item>
            <text:list-item>
              <text:p text:style-name="P61">Możesz używać Spring MVC Test do symulowania żądań HTTP.</text:p>
            </text:list-item>
          </text:list>
        </text:list-item>
        <text:list-item>
          <text:p text:style-name="P62"><text:span text:style-name="Strong_20_Emphasis"><text:span text:style-name="T2">Testy Warstwy Serwisowej:</text:span></text:span></text:p>
          <text:list>
            <text:list-item>
              <text:p text:style-name="P61">Skoncentruj się na testowaniu logiki biznesowej w serwisach.</text:p>
            </text:list-item>
            <text:list-item>
              <text:p text:style-name="P61">Mockuj repozytoria lub inne zależności, które są wykorzystywane w serwisach.</text:p>
            </text:list-item>
          </text:list>
        </text:list-item>
        <text:list-item>
          <text:p text:style-name="P62"><text:span text:style-name="Strong_20_Emphasis"><text:span text:style-name="T2">Testy Repozytoriów (JPA lub Spring Data):</text:span></text:span></text:p>
          <text:list>
            <text:list-item>
              <text:p text:style-name="P61">Testuj funkcjonalność repozytoriów, upewniając się, że operacje na bazie danych są wykonywane poprawnie.</text:p>
            </text:list-item>
          </text:list>
        </text:list-item>
        <text:list-item>
          <text:p text:style-name="P62"><text:soft-page-break/><text:span text:style-name="Strong_20_Emphasis"><text:span text:style-name="T2">Testy Obsługi Wyjątków:</text:span></text:span></text:p>
          <text:list>
            <text:list-item>
              <text:p text:style-name="P61">Upewnij się, że aplikacja zachowuje się zgodnie z oczekiwaniami w przypadku wystąpienia wyjątków.</text:p>
            </text:list-item>
          </text:list>
        </text:list-item>
        <text:list-item>
          <text:p text:style-name="P62"><text:span text:style-name="Strong_20_Emphasis"><text:span text:style-name="T2">Testy Włączające (End-to-End Spring Context):</text:span></text:span></text:p>
          <text:list>
            <text:list-item>
              <text:p text:style-name="P61">Okresowo uruchamiaj testy, które sprawdzają cały kontekst aplikacji, w tym komponenty Spring, bazy danych i warstwy integracyjne.</text:p>
            </text:list-item>
          </text:list>
        </text:list-item>
        <text:list-item>
          <text:p text:style-name="P62"><text:span text:style-name="Strong_20_Emphasis"><text:span text:style-name="T2">Kontrola Pokrycia Kodu (Code Coverage):</text:span></text:span></text:p>
          <text:list>
            <text:list-item>
              <text:p text:style-name="P61">Używaj narzędzi do kontroli pokrycia kodu, takich jak JaCoCo lub Clover, aby upewnić się, że testy sprawdzają odpowiednie części kodu.</text:p>
            </text:list-item>
          </text:list>
        </text:list-item>
        <text:list-item>
          <text:p text:style-name="P62"><text:span text:style-name="Strong_20_Emphasis"><text:span text:style-name="T2">Kontrola Bazy Danych w Testach:</text:span></text:span></text:p>
          <text:list>
            <text:list-item>
              <text:p text:style-name="P61">Możesz używać in-memory baz danych (np. H2) w celu przeprowadzania testów, które wymagają dostępu do bazy danych.</text:p>
            </text:list-item>
          </text:list>
        </text:list-item>
        <text:list-item>
          <text:p text:style-name="P62"><text:span text:style-name="Strong_20_Emphasis"><text:span text:style-name="T2">Automatyzuj Testy:</text:span></text:span></text:p>
          <text:list>
            <text:list-item>
              <text:p text:style-name="P61">Skonfiguruj narzędzia do automatycznego uruchamiania testów w trakcie budowania projektu, na przykład przy użyciu narzędzia Maven lub Gradle.</text:p>
            </text:list-item>
          </text:list>
        </text:list-item>
        <text:list-item>
          <text:p text:style-name="P62"><text:span text:style-name="Strong_20_Emphasis"><text:span text:style-name="T2">Testy Wydajnościowe (opcjonalne):</text:span></text:span></text:p>
          <text:list>
            <text:list-item>
              <text:p text:style-name="P62">W przypadku aplikacji wymagających wysokiej wydajności, warto rozważyć testy wydajnościowe za pomocą narzędzi takich jak JMeter.</text:p>
            </text:list-item>
          </text:list>
        </text:list-item>
      </text:list>
      <text:p text:style-name="P39">Mogąsięprzydać;</text:p>
      <text:p text:style-name="P39"><text:span text:style-name="Strong_20_Emphasis"><text:span text:style-name="T2">Spring Security:</text:span></text:span> Jeśli potrzebujesz systemu uwierzytelniania i autoryzacji, Spring Security jest świetnym narzędziem do zabezpieczania Twojej aplikacji.</text:p>
      <text:list text:style-name="L31">
        <text:list-item>
          <text:p text:style-name="P63"><text:span text:style-name="Strong_20_Emphasis"><text:span text:style-name="T2">Lombok:</text:span></text:span> To narzędzie pozwala na automatyczne generowanie metod takich jak gettery, settery, equals itp., co może znacząco skrócić i uporządkować kod.</text:p>
        </text:list-item>
        <text:list-item>
          <text:p text:style-name="P63"><text:span text:style-name="Strong_20_Emphasis"><text:span text:style-name="T2">Swagger lub Springdoc:</text:span></text:span> Jeśli chcesz udokumentować API Twojej aplikacji, Swagger lub Springdoc pomogą Ci w tworzeniu i zarządzaniu dokumentacją.</text:p>
        </text:list-item>
        <text:list-item>
          <text:p text:style-name="P63"><text:span text:style-name="Strong_20_Emphasis"><text:span text:style-name="T2">Logowanie i Monitoring:</text:span></text:span> Użyj narzędzi takich jak Logback lub Log4j dla skutecznego logowania. Jeśli potrzebujesz monitorowania, rozważ używanie narzędzi takich jak Actuator lub Micrometer.</text:p>
        </text:list-item>
        <text:list-item>
          <text:p text:style-name="P63"><text:span text:style-name="Strong_20_Emphasis"><text:span text:style-name="T2">Cache Management:</text:span></text:span> W zależności od wymagań aplikacji, rozważ użycie mechanizmów do zarządzania pamięcią podręczną, takich jak EhCache lub Caffeine.</text:p>
        </text:list-item>
        <text:list-item>
          <text:p text:style-name="P63"><text:span text:style-name="Strong_20_Emphasis"><text:span text:style-name="T2">Swagger UI lub Postman (do testowania API):</text:span></text:span> Pomocne narzędzia do przetestowania i dokumentowania API.</text:p>
        </text:list-item>
        <text:list-item>
          <text:p text:style-name="P63"><text:soft-page-break/><text:span text:style-name="Strong_20_Emphasis"><text:span text:style-name="T2">Mapowanie DTO:</text:span></text:span> Jeśli korzystasz z różnych modeli dla komunikacji REST (DTO - Data Transfer Objects), możesz skorzystać z narzędzi do ich mapowania, takich jak ModelMapper.</text:p>
        </text:list-item>
        <text:list-item>
          <text:p text:style-name="P63"><text:span text:style-name="Strong_20_Emphasis"><text:span text:style-name="T2">Spring Boot Actuator:</text:span></text:span> Umożliwia monitorowanie i zarządzanie Twoją aplikacją Spring Boot w czasie rzeczywistym.</text:p>
        </text:list-item>
        <text:list-item>
          <text:p text:style-name="P63"><text:span text:style-name="Strong_20_Emphasis"><text:span text:style-name="T2">Kontrola Wersji (Git):</text:span></text:span> Używaj systemu kontroli wersji do śledzenia zmian w kodzie, a także do zarządzania projektem w zespole.</text:p>
        </text:list-item>
        <text:list-item>
          <text:p text:style-name="P63"><text:span text:style-name="Strong_20_Emphasis"><text:span text:style-name="T2">Kontrola Jakości Kodu (np. SonarQube):</text:span></text:span> Narzędzia takie jak SonarQube pomagają w analizie i poprawie jakości kodu.</text:p>
        </text:list-item>
        <text:list-item>
          <text:p text:style-name="P63"><text:span text:style-name="Strong_20_Emphasis"><text:span text:style-name="T2">Docker (opcjonalnie):</text:span></text:span> Użyj Docker'a do pakowania Twojej aplikacji w kontenery, co ułatwi jej przenoszenie i uruchamianie na różnych środowiskach.</text:p>
        </text:list-item>
        <text:list-item>
          <text:p text:style-name="P63"><text:span text:style-name="Strong_20_Emphasis"><text:span text:style-name="T2">Continuous Integration/Continuous Deployment (CI/CD):</text:span></text:span> Wykorzystaj narzędzia takie jak Jenkins, CircleCI lub GitLab CI/CD do automatyzacji procesów budowania, testowania i wdrażania aplikacji.</text:p>
        </text:list-item>
        <text:list-item>
          <text:p text:style-name="P63"><text:span text:style-name="Strong_20_Emphasis"><text:span text:style-name="T2">Monitoring Aplikacji (np. Prometheus, Grafana):</text:span></text:span> Jeśli aplikacja będzie działać w środowisku produkcyjnym, narzędzia te pomogą w monitorowaniu jej wydajności i dostępności.</text:p>
        </text:list-item>
        <text:list-item>
          <text:p text:style-name="P63"><text:span text:style-name="Strong_20_Emphasis"><text:span text:style-name="T2">Dokumentacja Projektu (Swagger, Javadoc, itp.):</text:span></text:span> Upewnij się, że dokumentujesz Twój kod i API, aby ułatwić zrozumienie i współpracę.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43:57.211000000</meta:creation-date>
    <dc:date>2023-09-08T22:08:43.762000000</dc:date>
    <meta:editing-duration>PT24M47S</meta:editing-duration>
    <meta:editing-cycles>1</meta:editing-cycles>
    <meta:document-statistic meta:table-count="0" meta:image-count="0" meta:object-count="0" meta:page-count="10" meta:paragraph-count="218" meta:word-count="1871" meta:character-count="13485" meta:non-whitespace-character-count="11999"/>
    <meta:generator>LibreOffice/7.5.2.2$Windows_X86_64 LibreOffice_project/53bb9681a964705cf672590721dbc85eb4d0c3a2</meta:generator>
  </office:meta>
</office:document-meta>
</file>